
<file path=META-INF/manifest.xml><?xml version="1.0" encoding="utf-8"?>
<manifest:manifest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 office:version="1.2">
  <office:font-face-decls>
    <style:font-face style:name="Arial" svg:font-family="Arial"/>
    <style:font-face style:name="Wingdings" svg:font-family="Wingdings"/>
  </office:font-face-decls>
  <office:automatic-styles>
    <style:style style:name="LabelTableStyle" style:family="table" style:display-name="Label Table">
      <style:table-properties table:align="center" style:width="8.125in"/>
    </style:style>
    <style:style style:name="LabelRowStyleName" style:family="table-row" style:display-name="Label Row">
      <style:table-row-properties style:min-row-height="1.0in"/>
    </style:style>
    <style:style style:name="labelColumnStyle" style:family="table-column" style:display-name="Label Table Column">
      <style:table-column-properties style:column-width="2.625in"/>
    </style:style>
    <style:style style:name="spacerColumnStyle" style:family="table-column" style:display-name="Label Spacer Column">
      <style:table-column-properties style:column-width="0.125in"/>
    </style:style>
    <style:style style:name="LabelCellStyleName" style:family="table-cell" style:display-name="Text Cell">
      <style:table-cell-properties fo:padding="0.00in" style:vertical-align="middle"/>
    </style:style>
    <style:style style:name="RingCellStyleName" style:family="table-cell" style:display-name="Text Cell">
      <style:table-cell-properties fo:padding="0.05in" fo:border-left="0.05pt solid" style:vertical-align="top"/>
    </style:style>
    <style:style style:name="SubTableStyle" style:family="table" style:display-name="Sub Table">
      <style:table-properties style:width="2.625in"/>
    </style:style>
    <style:style style:name="subTableCompetitionSytle" style:family="table-column" style:display-name="Sub-Table compeition Style">
      <style:table-column-properties style:column-width="0.35in"/>
    </style:style>
    <style:style style:name="subTableInfoSytle" style:family="table-column" style:display-name="Sub-Table compeition Style">
      <style:table-column-properties style:column-width="1.525in"/>
    </style:style>
    <style:style style:name="subTableRingSytle" style:family="table-column" style:display-name="Sub-Table compeition Style">
      <style:table-column-properties style:column-width="0.75in"/>
    </style:style>
    <style:style style:name="SubTableCompetitionSytleName" style:family="table-cell" style:display-name="Competition Cell">
      <style:table-cell-properties fo:background-color="#000000" fo:padding="0.00in" style:writing-mode="tb-lr" style:vertical-align="middle"/>
    </style:style>
    <style:style style:name="competitionParagraphStyle" style:family="paragraph" style:display-name="Competition Paragraph Style">
      <style:paragraph-properties fo:text-align="center"/>
      <style:text-properties style:font-size-complex="14pt" style:font-name="Arial" style:font-size-asian="14pt" style:font-weight-asian="bold" style:font-weight-complex="Bold" fo:color="#FFFFFF" fo:font-weight="bold" fo:font-size="14pt"/>
    </style:style>
    <style:style style:name="yearParagraphStyle" style:family="paragraph" style:display-name="Year Paragraph Style">
      <style:paragraph-properties fo:text-align="center"/>
      <style:text-properties style:font-size-complex="10pt" style:font-name="Arial" style:font-size-asian="10pt" style:font-weight-asian="bold" style:font-weight-complex="Bold" fo:color="#FFFFFF" fo:font-weight="bold" fo:font-size="10pt"/>
    </style:style>
    <style:style style:name="robotNameStyleName" style:family="paragraph" style:display-name="Robot Name Paragraph Style">
      <style:paragraph-properties fo:text-align="center"/>
      <style:text-properties style:font-size-complex="10pt" style:font-name="Arial" style:font-size-asian="10pt" style:font-weight-asian="bold" style:font-weight-complex="Bold" fo:font-weight="bold" fo:font-size="10pt"/>
    </style:style>
    <style:style style:name="driverNameStyleName" style:family="paragraph" style:display-name="Driver Name Paragraph Style">
      <style:paragraph-properties fo:text-align="center"/>
      <style:text-properties style:font-size-complex="10pt" style:font-name="Arial" style:font-size-asian="10pt" fo:font-size="10pt"/>
    </style:style>
    <style:style style:name="schoolNameStyleName" style:family="paragraph" style:display-name="Driver Name Paragraph Style">
      <style:paragraph-properties fo:text-align="center"/>
      <style:text-properties style:font-size-complex="8pt" style:font-name="Arial" style:font-size-asian="8pt" fo:font-size="8pt"/>
    </style:style>
    <style:style style:name="measurementStyleName" style:family="paragraph" style:display-name="Driver Name Paragraph Style">
      <style:paragraph-properties fo:text-align="center"/>
      <style:text-properties style:font-size-complex="8pt" style:font-name="Arial" style:font-size-asian="7pt" fo:font-size="8pt"/>
    </style:style>
    <style:style style:name="WingdingsTextStyle" style:family="text" style:display-name="wingdingsStyle">
      <style:text-properties style:font-size-complex="12pt" style:font-name="Wingdings" style:font-size-asian="12pt" fo:font-size="12pt"/>
    </style:style>
  </office:automatic-styles>
  <office:body>
    <office:text>
      <table:table table:style-name="LabelTableStyle" table:name="Table">
        <table:table-column table:style-name="labelColumnStyle"/>
        <table:table-column table:style-name="spacerColumnStyle"/>
        <table:table-column table:style-name="labelColumnStyle"/>
        <table:table-column table:style-name="spacerColumnStyle"/>
        <table:table-column table:style-name="labelColumnStyle"/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Agamemnon</text:p>
                  <text:p text:style-name="driverNameStyleName">Rosana Maendel</text:p>
                  <text:p text:style-name="schoolNameStyleName">Riverbend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Asterix -WITHDRAWN</text:p>
                  <text:p text:style-name="driverNameStyleName">Caleb Hofer</text:p>
                  <text:p text:style-name="schoolNameStyleName">Riverbend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Auto Spy</text:p>
                  <text:p text:style-name="driverNameStyleName">Hans Hofer</text:p>
                  <text:p text:style-name="schoolNameStyleName">Acadia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Bolt</text:p>
                  <text:p text:style-name="driverNameStyleName">Hannah Tao</text:p>
                  <text:p text:style-name="schoolNameStyleName">Acadia Junior High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Boo</text:p>
                  <text:p text:style-name="driverNameStyleName">Quintus Hofer</text:p>
                  <text:p text:style-name="schoolNameStyleName">Acadia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DG</text:p>
                  <text:p text:style-name="driverNameStyleName">Hikaru Nitta</text:p>
                  <text:p text:style-name="schoolNameStyleName">Churchill High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EyeCU</text:p>
                  <text:p text:style-name="driverNameStyleName">Kenzie Kleinsasser</text:p>
                  <text:p text:style-name="schoolNameStyleName">Crystal Springs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Hilly Billy</text:p>
                  <text:p text:style-name="driverNameStyleName">Ryan Maendel</text:p>
                  <text:p text:style-name="schoolNameStyleName">Riverbend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I Spy</text:p>
                  <text:p text:style-name="driverNameStyleName">Timothy</text:p>
                  <text:p text:style-name="schoolNameStyleName">Acadia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Independent</text:p>
                  <text:p text:style-name="driverNameStyleName">Isaak Hofer</text:p>
                  <text:p text:style-name="schoolNameStyleName">Acadia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Joffery</text:p>
                  <text:p text:style-name="driverNameStyleName">Aidan Towers</text:p>
                  <text:p text:style-name="schoolNameStyleName">Churchill High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Lord Squiggles</text:p>
                  <text:p text:style-name="driverNameStyleName">Carter Petrie</text:p>
                  <text:p text:style-name="schoolNameStyleName">Montcalm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Miky</text:p>
                  <text:p text:style-name="driverNameStyleName">Alex Slater</text:p>
                  <text:p text:style-name="schoolNameStyleName">Fort Richmond Collegiate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Nemesis</text:p>
                  <text:p text:style-name="driverNameStyleName">Caleb Hofer</text:p>
                  <text:p text:style-name="schoolNameStyleName">Riverbend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Oversized</text:p>
                  <text:p text:style-name="driverNameStyleName">Timothy Waldner</text:p>
                  <text:p text:style-name="schoolNameStyleName">Acadia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Robit</text:p>
                  <text:p text:style-name="driverNameStyleName">Spencer Allen</text:p>
                  <text:p text:style-name="schoolNameStyleName">Churchill High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Rust 2.1</text:p>
                  <text:p text:style-name="driverNameStyleName">Adham Elsherbini</text:p>
                  <text:p text:style-name="schoolNameStyleName">Acadia Junior High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Spatula</text:p>
                  <text:p text:style-name="driverNameStyleName">Caleb Maendel</text:p>
                  <text:p text:style-name="schoolNameStyleName">Acadia Colony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Tec3</text:p>
                  <text:p text:style-name="driverNameStyleName">Joshua Pallarca</text:p>
                  <text:p text:style-name="schoolNameStyleName">Technical Vocational High School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XD</text:p>
                  <text:p text:style-name="driverNameStyleName">Julian Liu</text:p>
                  <text:p text:style-name="schoolNameStyleName">Acadia Junior High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Yellow Bull - NO SHOW</text:p>
                  <text:p text:style-name="driverNameStyleName">Mohamed Yussuf</text:p>
                  <text:p text:style-name="schoolNameStyleName">Manitoba School for the Deaf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Zer0</text:p>
                  <text:p text:style-name="driverNameStyleName">Mohamed Elsherbini</text:p>
                  <text:p text:style-name="schoolNameStyleName">Acadia Junior High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vivantus</text:p>
                  <text:p text:style-name="driverNameStyleName">Ola Paul</text:p>
                  <text:p text:style-name="schoolNameStyleName">Acadia Junior High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  <table:table-row table:style-name="LabelRowStyleName"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  <table:table-cell table:style-name="LabelCellStyleName" office:value-type="string"/>
          <table:table-cell table:style-name="LabelCellStyleName" office:value-type="string">
            <table:table table:style-name="SubTableStyle" table:name="Table">
              <table:table-column table:style-name="subTableCompetitionSytle"/>
              <table:table-column table:style-name="subTableInfoSytle"/>
              <table:table-column table:style-name="subTableRingSytle"/>
              <table:table-row table:style-name="LabelRowStyleName">
                <table:table-cell table:style-name="SubTableCompetitionSytleName" office:value-type="string">
                  <text:p text:style-name="yearParagraphStyle">2017</text:p>
                  <text:p text:style-name="competitionParagraphStyle">MSA</text:p>
                </table:table-cell>
                <table:table-cell table:style-name="LabelCellStyleName" office:value-type="string">
                  <text:p text:style-name="robotNameStyleName">_______________</text:p>
                  <text:p text:style-name="driverNameStyleName">__________________</text:p>
                  <text:p text:style-name="schoolNameStyleName">___________________</text:p>
                  <text:p text:style-name="measurementStyleName">Mass<text:span text:style-name="WingdingsTextStyle">r</text:span> Delay<text:span text:style-name="WingdingsTextStyle">r</text:span> Li<text:span text:style-name="WingdingsTextStyle">r</text:span></text:p>
                </table:table-cell>
                <table:table-cell table:style-name="RingCellStyleName" office:value-type="string">
                  <text:p text:style-name="robotNameStyleName">Ring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 office:version="1.2">
  <office:font-face-decls>
    <style:font-face style:name="Arial" svg:font-family="Arial"/>
    <style:font-face style:name="Wingdings" svg:font-family="Wingdings"/>
  </office:font-face-decls>
  <office:styles/>
  <office:automatic-styles>
    <style:page-layout style:name="PageLayoutStyleName">
      <style:page-layout-properties fo:margin-top="0.4375in" fo:margin-left="0.2in" style:print-orientation="portrait" fo:margin-right="0.2in" fo:page-height="11in" fo:page-width="8.5in" style:writing-mode="lr-tb" fo:margin-bottom="0.2in"/>
    </style:page-layout>
  </office:automatic-styles>
  <office:master-styles>
    <style:master-page style:name="Standard" style:page-layout-name="PageLayoutStyleName" style:display-name="Standard"/>
  </office:master-styles>
</office:document-styles>
</file>

<file path=meta.xml><?xml version="1.0" encoding="utf-8"?>
<office:document-meta xmlns:style="urn:oasis:names:tc:opendocument:xmlns:style:1.0" xmlns:manifest="urn:oasis:names:tc:opendocument:xmlns:manifest:1.0" xmlns:meta="urn:oasis:names:tc:opendocument:xmlns:meta:1.0" xmlns:fo="urn:oasis:names:tc:opendocument:xmlns:xsl-fo-compatible:1.0" xmlns:office="urn:oasis:names:tc:opendocument:xmlns:office:1.0" xmlns:draw="urn:oasis:names:tc:opendocument:xmlns:drawing:1.0" xmlns:chart="urn:oasis:names:tc:opendocument:xmlns:chart:1.0" xmlns:table="urn:oasis:names:tc:opendocument:xmlns:table:1.0" xmlns:svg="urn:oasis:names:tc:opendocument:xmlns:svg-compatible:1.0" xmlns:presentation="urn:oasis:names:tc:opendocument:xmlns:presentation:1.0" xmlns:text="urn:oasis:names:tc:opendocument:xmlns:text:1.0" office:version="1.2">
  <office:meta>
    <meta:generator>ODFPY/1.3.4</meta:generator>
  </office:meta>
</office:document-meta>
</file>